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2pt" fo:font-weight="bold" style:font-size-asian="2pt" style:font-weight-asian="bold" style:font-size-complex="2pt" style:font-weight-complex="bold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sDecision#%</text:p>
      <text:p text:style-name="P4"/>
      <text:p text:style-name="P4"/>
      <text:p text:style-name="P6">%=TITRE_ATTESTATION=% %=annee_attestation=%</text:p>
      <text:p text:style-name="P5">%=nss_requerant=% %=nomPrenom_requerant=%</text:p>
      <text:p text:style-name="P5"/>
      <text:p text:style-name="P5"/>
      <text:p text:style-name="P5">%=titre_tiers=%</text:p>
      <text:p text:style-name="P5"/>
      <text:p text:style-name="P5">%=PARAGRAPHE1_ATTESTATION=%</text:p>
      <text:p text:style-name="P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1">%=ENTETE_TAB_ASSURE=%</text:p>
          </table:table-cell>
          <table:table-cell table:style-name="TableauRenteAccordee.A1" office:value-type="string">
            <text:p text:style-name="P11">%=ENTETE_TAB_PERIODE=%</text:p>
          </table:table-cell>
          <table:table-cell table:style-name="TableauRenteAccordee.A1" office:value-type="string">
            <text:p text:style-name="P11"/>
          </table:table-cell>
          <table:table-cell table:style-name="TableauRenteAccordee.A1" office:value-type="string">
            <text:p text:style-name="P11">%=ENTETE_TAB_MONTANT=%</text:p>
          </table:table-cell>
        </table:table-row>
        <table:table-row>
          <table:table-cell table:style-name="TableauRenteAccordee.A1" office:value-type="string">
            <text:p text:style-name="P1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8">%=montant_total=%</text:p>
          </table:table-cell>
        </table:table-row>
      </table:table>
      <text:p text:style-name="P5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Autre_montant_rente=%</text:p>
          </table:table-cell>
        </table:table-row>
      </table:table>
      <text:p text:style-name="P15"/>
      <text:p text:style-name="ParaSplit"/>
      <text:p text:style-name="P5"/>
      <text:p text:style-name="P22">%=remLineWhenBlank(TITRE_API,-2)=%</text:p>
      <text:p text:style-name="P7"/>
      <text:p text:style-name="ParaSplit">%=remLineWhenBlank(TEXTE_API,1)=%</text:p>
      <text:p text:style-name="P8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9">%#include <text:s/>signatures/FVE/attFisc#%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67cm" fo:margin-bottom="0.8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2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4:16:15.35</dc:date>
    <meta:editing-cycles>97</meta:editing-cycles>
    <meta:editing-duration>PT5H20M30S</meta:editing-duration>
    <meta:document-statistic meta:table-count="3" meta:image-count="0" meta:object-count="0" meta:page-count="1" meta:paragraph-count="28" meta:word-count="33" meta:character-count="890"/>
    <meta:user-defined meta:name="Info 1"/>
    <meta:user-defined meta:name="Info 2"/>
    <meta:user-defined meta:name="Info 3"/>
    <meta:user-defined meta:name="Info 4"/>
  </office:meta>
</office:document-meta>
</file>